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7bf4"/>
    </style:style>
    <style:style style:name="T1" style:family="text">
      <style:text-properties fo:font-weight="bold" style:font-weight-asian="bold" style:font-weight-complex="bold"/>
    </style:style>
    <style:style style:name="T2" style:family="text">
      <style:text-properties fo:font-size="14pt" fo:font-weight="bold" style:font-weight-asian="bold" style:font-weight-complex="bold"/>
    </style:style>
    <style:style style:name="T3" style:family="text">
      <style:text-properties fo:font-size="16pt" fo:font-weight="bold" style:font-weight-asian="bold" style:font-weight-complex="bold"/>
    </style:style>
    <style:style style:name="T4" style:family="text">
      <style:text-properties fo:font-size="18pt" fo:font-weight="bold" style:font-weight-asian="bold" style:font-weight-complex="bold"/>
    </style:style>
    <style:style style:name="T5" style:family="text">
      <style:text-properties fo:font-size="18pt" style:text-underline-style="solid" style:text-underline-width="auto" style:text-underline-color="font-color" fo:font-weight="bold" style:font-weight-asian="bold" style:font-weight-complex="bold"/>
    </style:style>
    <style:style style:name="T6" style:family="text">
      <style:text-properties officeooo:rsid="000c7b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 Project Management Strategies</text:span><text:line-break/><text:line-break/><text:span text:style-name="T3">## Development Methodology: Waterfall Model</text:span><text:line-break/><text:line-break/>The development of our productivity and time management software followed the Waterfall Model, a traditional linear and sequential approach to software development. This model was chosen for its clear structure and well-defined stages, allowing for a systematic progression from requirements gathering to deployment.<text:line-break/><text:line-break/><text:span text:style-name="T2">### Stages of the Waterfall Method</text:span><text:line-break/><text:line-break/>Our journey through the Waterfall Model involved distinct stages, each building upon the previous one:<text:line-break/><text:line-break/><text:span text:style-name="T6">1. </text:span><text:span text:style-name="T1">**Requirements Gathering:** </text:span>We began by thoroughly understanding the needs and expectations for our software, setting the stage for what it should accomplish.<text:line-break/><text:line-break/>2. <text:span text:style-name="T1">**Design:**</text:span> With a clear understanding of requirements, the team delved into designing the software's architecture. This stage saw the creation of UML design diagrams, including the Use Case, State, Sequence, Activity, and Class diagrams. The Use Case Diagram laid out user interactions, the State Diagram captured dynamic behaviors, the Sequence Diagram depicted component interactions, the Activity Diagram visualized task flow, and the Class Diagram outlined system structures.<text:line-break/><text:line-break/>3. <text:span text:style-name="T1">**Implementation:**</text:span> Armed with comprehensive designs, the team transitioned to the implementation phase. Code was written based on the established architecture, transforming design concepts into a functional software product.<text:line-break/><text:line-break/>4. <text:span text:style-name="T1">**Testing:**</text:span> Rigorous testing followed implementation, ensuring that the software met specified requirements and was free from bugs. This phase involved both unit testing of individual components and system-level testing to verify overall functionality.<text:line-break/><text:line-break/>5. <text:span text:style-name="T1">**Deployment:**</text:span> Once testing confirmed the software's stability and performance, it was deployed for use. Users gained access to the final product, marking the completion of the Waterfall Model's sequential stages.<text:line-break/><text:line-break/><text:span text:style-name="T2">### Division of Tasks</text:span><text:line-break/><text:line-break/>The project team adopted a task-centric approach, where each team member was assigned a specific task aligned with one of the five UML design diagrams. This division ensured that each aspect of the software's design and functionality was thoroughly addressed by the team. Regular collaboration and communication were essential to maintain coherence across the diagrams and guarantee a holistic view of the software.<text:line-break/><text:line-break/><text:span text:style-name="T3">## UML Design Diagrams</text:span><text:line-break/><text:line-break/><text:span text:style-name="T2">### Use Case Diagram</text:span><text:line-break/><text:line-break/>The Use Case Diagram was employed to identify and define the interactions between end-users and the <text:soft-page-break/>system. This diagram served as a blueprint for understanding the software's functionalities from a user's perspective.<text:line-break/><text:line-break/><text:span text:style-name="T2">### State Diagram</text:span><text:line-break/><text:line-break/>The State Diagram focused on modeling the dynamic behavior of the system by illustrating its various states and the transitions between them. This allowed the team to capture the software's responses to different stimuli and events.<text:line-break/><text:line-break/><text:span text:style-name="T2">### Sequence Diagram</text:span><text:line-break/><text:line-break/>For depicting the interactions between different components of the system, the Sequence Diagram was chosen. It provided a visual representation of the order in which tasks were executed, helping to refine the software's internal logic.<text:line-break/><text:line-break/><text:span text:style-name="T2">### Activity Diagram</text:span><text:line-break/><text:line-break/>The Activity Diagram aided in visualizing the flow of activities within the software, offering insights into the sequential and parallel processing of tasks. This diagram was particularly valuable for understanding the software's workflow.<text:line-break/><text:line-break/><text:span text:style-name="T2">### Class Diagram</text:span><text:line-break/><text:line-break/>The Class Diagram served as the backbone of the software's design by outlining the relationships and structures of the classes within the system. This diagram provided a comprehensive overview of the software's architecture.<text:line-break/><text:line-break/><text:span text:style-name="T3">## Version Control: Git and GitHub</text:span><text:line-break/><text:line-break/>To ensure efficient collaboration and version tracking, the team utilized Git as the version control system, coupled with GitHub as the centralized repository. This approach allowed for seamless integration of individual contributions, easy identification and resolution of conflicts, and the ability to roll back to previous versions if necessary.<text:line-break/><text:line-break/>In conclusion, the combination of the Waterfall Model, UML design diagrams, and effective version control through Git and GitHub contributed to a well-organized and collaborative project management strategy. This approach facilitated a systematic development process, ensuring the successful completion of our productivity and time management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21:16:10.799000000</meta:creation-date>
    <dc:date>2023-11-28T21:48:24.153000000</dc:date>
    <meta:editing-duration>PT32M14S</meta:editing-duration>
    <meta:editing-cycles>1</meta:editing-cycles>
    <meta:document-statistic meta:table-count="0" meta:image-count="0" meta:object-count="0" meta:page-count="2" meta:paragraph-count="1" meta:word-count="615" meta:character-count="4355" meta:non-whitespace-character-count="3716"/>
    <meta:generator>LibreOffice/7.5.2.2$Windows_X86_64 LibreOffice_project/53bb9681a964705cf672590721dbc85eb4d0c3a2</meta:generator>
  </office:meta>
</office:document-meta>
</file>